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50bda3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font-weight="bold" officeooo:rsid="1151e264" style:font-weight-asian="bold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7" style:family="text">
      <style:text-properties fo:font-size="10pt" style:font-size-asian="10pt" style:font-size-complex="10pt"/>
    </style:style>
    <style:style style:name="T108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style:font-size-asian="11pt" style:font-size-complex="11pt"/>
    </style:style>
    <style:style style:name="T141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officeooo:rsid="1035cc54"/>
    </style:style>
    <style:style style:name="T151" style:family="text">
      <style:text-properties officeooo:rsid="103b85c2"/>
    </style:style>
    <style:style style:name="T152" style:family="text">
      <style:text-properties officeooo:rsid="10d28a1c"/>
    </style:style>
    <style:style style:name="T153" style:family="text">
      <style:text-properties officeooo:rsid="10b6b930"/>
    </style:style>
    <style:style style:name="T154" style:family="text">
      <style:text-properties fo:language="en" fo:country="GB" officeooo:rsid="10b6b930"/>
    </style:style>
    <style:style style:name="T155" style:family="text">
      <style:text-properties fo:language="en" fo:country="GB"/>
    </style:style>
    <style:style style:name="T156" style:family="text">
      <style:text-properties fo:language="en" fo:country="GB" officeooo:rsid="10a19599"/>
    </style:style>
    <style:style style:name="T157" style:family="text">
      <style:text-properties fo:language="en" fo:country="GB" officeooo:rsid="10d28a1c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font-weight="bold" officeooo:rsid="1151e264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187" style:family="text">
      <style:text-properties style:font-name="Liberation Sans" fo:font-size="12pt" fo:language="en" fo:country="GB" officeooo:rsid="0d1ec96e" style:font-size-asian="12pt" style:font-size-complex="12pt"/>
    </style:style>
    <style:style style:name="T188" style:family="text">
      <style:text-properties style:font-name="Liberation Sans" fo:font-size="12pt" fo:language="en" fo:country="GB" officeooo:rsid="110298af" style:font-size-asian="12pt" style:font-size-complex="12pt"/>
    </style:style>
    <style:style style:name="T189" style:family="text">
      <style:text-properties style:font-name="Liberation Sans" fo:font-size="12pt" fo:language="en" fo:country="GB" officeooo:rsid="0ff397b4" style:font-size-asian="12pt" style:font-size-complex="12pt"/>
    </style:style>
    <style:style style:name="T190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font-name="Liberation Sans" fo:font-size="12pt" fo:language="en" fo:country="GB" officeooo:rsid="0f51b898"/>
    </style:style>
    <style:style style:name="T19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language="en" fo:country="GB" style:text-underline-style="none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<text:note text:id="ftn2" text:note-class="footnote"><text:note-citation>2</text:note-citation><text:note-body><text:p text:style-name="P26">Press the Super (Windows/command/magnifier) key or click <text:span text:style-name="T72">Menu</text:span>.</text:p></text:note-body></text:note></text:span><text:span text:style-name="T73"> and click on the </text:span><text:span text:style-name="Strong_20_Emphasis"><text:span text:style-name="T74">Terminal</text:span></text:span><text:span text:style-name="T73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3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3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87">2</text:span><text:span text:style-name="T73"> and click </text:span><text:span text:style-name="T84">the </text:span><text:span text:style-name="Strong_20_Emphasis"><text:span text:style-name="T88">KZ</text:span></text:span><text:span text:style-name="Strong_20_Emphasis"><text:span text:style-name="T89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90">Select </text:span><text:span text:style-name="Strong_20_Emphasis"><text:span text:style-name="T91">1</text:span></text:span><text:span text:style-name="T90"> Prepar</text:span><text:span text:style-name="T92">e </text:span><text:span text:style-name="T90">installation</text:span><text:span text:style-name="T9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4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5">Boot the computer from</text:span><text:span text:style-name="T96"><text:note text:id="ftn3" text:note-class="footnote"><text:note-citation>1</text:note-citation><text:note-body><text:p text:style-name="P42"><text:span text:style-name="T97">Boot menu/Setup via one of the </text:span><text:span text:style-name="T98">f</text:span><text:span text:style-name="T97">requently used keys: </text:span><text:span text:style-name="T99">Esc</text:span><text:span text:style-name="T100">, </text:span><text:span text:style-name="T99">Delete</text:span><text:span text:style-name="T100">, </text:span><text:span text:style-name="T99">F1</text:span><text:span text:style-name="T100">, </text:span><text:span text:style-name="T99">F2</text:span><text:span text:style-name="T100">, </text:span><text:span text:style-name="T99">F9</text:span><text:span text:style-name="T100">, </text:span><text:span text:style-name="T99">F10</text:span><text:span text:style-name="T100">, </text:span><text:span text:style-name="T99">F11</text:span><text:span text:style-name="T100">, or </text:span><text:span text:style-name="T99">F12</text:span></text:p></text:note-body></text:note></text:span><text:span text:style-name="T95"> an </text:span><text:span text:style-name="T101"><text:user-field-get text:name="Distro">Debian</text:user-field-get></text:span><text:span text:style-name="T102"><text:s/></text:span><text:span text:style-name="T103">Desktop</text:span><text:span text:style-name="T104"> </text:span><text:span text:style-name="T105">Live</text:span><text:span text:style-name="T106"><text:note text:id="ftn4" text:note-class="footnote"><text:note-citation>2</text:note-citation><text:note-body><text:p text:style-name="P43"><text:span text:style-name="T107">From a Live USB stick you can boot and work with </text:span><text:span text:style-name="T108"><text:user-field-get text:name="Distro">Debian</text:user-field-get></text:span><text:span text:style-name="T108"><text:s/></text:span><text:span text:style-name="T107">without modifying any files on the hard drive and also allows installation of </text:span><text:span text:style-name="T108"><text:user-field-get text:name="Distro">Debian</text:user-field-get></text:span><text:span text:style-name="T108">.</text:span></text:p></text:note-body></text:note></text:span><text:span text:style-name="T109"> USB stick</text:span><text:span text:style-name="T110"><text:note text:id="ftn5" text:note-class="footnote"><text:note-citation>3</text:note-citation><text:note-body><text:p text:style-name="P44"><text:span text:style-name="T111">Go to </text:span><text:a xlink:type="simple" xlink:href="https://www.debian.org/" text:style-name="Internet_20_link" text:visited-style-name="Visited_20_Internet_20_Link"><text:span text:style-name="T112">debian.org</text:span></text:a><text:span text:style-name="T113">, </text:span><text:span text:style-name="T114">click </text:span><text:span text:style-name="Sterk_20_accent_20_voetnoot"><text:span text:style-name="T115">Other downloads</text:span></text:span><text:span text:style-name="T114"> (under “Downloads”) and then </text:span><text:span text:style-name="T116">on</text:span><text:span text:style-name="T117"> </text:span><text:span text:style-name="Strong_20_Emphasis"><text:span text:style-name="T118">Other live ISO</text:span></text:span><text:span text:style-name="T117"> (under “</text:span><text:span text:style-name="T119">T</text:span><text:span text:style-name="T117">ry </text:span><text:span text:style-name="T117"><text:user-field-get text:name="Distro">Debian</text:user-field-get></text:span><text:span text:style-name="T117"><text:s/>live before installing”)</text:span><text:span text:style-name="T120">.</text:span><text:span text:style-name="T121"><text:line-break/>Click on one of the following three:</text:span><text:span text:style-name="T122"><text:line-break/></text:span><text:span text:style-name="Strong_20_Emphasis"><text:span text:style-name="T121">debian-live-...-amd64-</text:span></text:span><text:span text:style-name="Strong_20_Emphasis"><text:span text:style-name="T123">gnome</text:span></text:span><text:span text:style-name="Strong_20_Emphasis"><text:span text:style-name="T124">.iso</text:span></text:span><text:span text:style-name="Strong_20_Emphasis"><text:span text:style-name="T125"><text:tab/><text:tab/>most used, works like Ubuntu</text:span></text:span><text:span text:style-name="T121"><text:line-break/></text:span><text:span text:style-name="Strong_20_Emphasis"><text:span text:style-name="T121">debian-live-...-amd64-</text:span></text:span><text:span text:style-name="Strong_20_Emphasis"><text:span text:style-name="T123">cinnamon</text:span></text:span><text:span text:style-name="Strong_20_Emphasis"><text:span text:style-name="T124">.iso</text:span></text:span><text:span text:style-name="T125"> <text:tab/></text:span><text:span text:style-name="T126">works like Windows and Linux Mint</text:span><text:span text:style-name="T121"><text:line-break/></text:span><text:span text:style-name="Strong_20_Emphasis"><text:span text:style-name="T121">debian-live-...-amd64-</text:span></text:span><text:span text:style-name="Strong_20_Emphasis"><text:span text:style-name="T123">lxqt</text:span></text:span><text:span text:style-name="Strong_20_Emphasis"><text:span text:style-name="T124">.iso</text:span></text:span><text:span text:style-name="T125"> <text:tab/><text:tab/><text:tab/>more suitable for old computers</text:span><text:span text:style-name="T126"><text:line-break/>On </text:span><text:a xlink:type="simple" xlink:href="https://karelzimmer.nl/en" text:style-name="Internet_20_link" text:visited-style-name="Visited_20_Internet_20_Link"><text:span text:style-name="Strong_20_Emphasis"><text:span text:style-name="T127">karelzimmer.nl/en</text:span></text:span></text:a><text:span text:style-name="T126">, under </text:span><text:span text:style-name="T123">Linux!</text:span><text:span text:style-name="T126">, at the top of the </text:span><text:span text:style-name="T123">Linux info</text:span><text:span text:style-name="T126"> section, you'll find instructions for creating a bootable USB stick.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9">Select </text:span><text:span text:style-name="T130">Live </text:span><text:span text:style-name="T131">system (amd64)</text:span><text:span text:style-name="T132"> </text:span><text:span text:style-name="T133">and press </text:span><text:span text:style-name="T134">the</text:span><text:span text:style-name="T135"> </text:span><text:span text:style-name="T136">Enter</text:span><text:span text:style-name="T13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3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38">Start the installation by clicking </text:span><text:span text:style-name="Strong_20_Emphasis"><text:span text:style-name="T139">Activities</text:span></text:span><text:span text:style-name="T138"> and clicking </text:span><text:span text:style-name="Strong_20_Emphasis"><text:span text:style-name="T139">Install Debia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40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1">Follow the installation screens and complete them.</text:span></text:span><text:span text:style-name="T142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43">Connect to the </text:span><text:span text:style-name="T144">network</text:span><text:span text:style-name="T14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45">At</text:span><text:span text:style-name="T138"> </text:span><text:span text:style-name="T139">Welcome</text:span><text:span text:style-name="T138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46">Select </text:span><text:span text:style-name="T147">application and </text:span><text:span text:style-name="T146">system language, and c</text:span><text:span text:style-name="T148">lic</text:span><text:span text:style-name="T145">k</text:span><text:span text:style-name="T148"> </text:span><text:span text:style-name="Strong_20_Emphasis"><text:span text:style-name="T149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50">At</text:span> <text:span text:style-name="Strong_20_Emphasis">Regio</text:span><text:span text:style-name="Strong_20_Emphasis"><text:span text:style-name="T151">n</text:span></text:span> <text:span text:style-name="T150">choose</text:span> <text:span text:style-name="Strong_20_Emphasis">Europ</text:span><text:span text:style-name="Strong_20_Emphasis"><text:span text:style-name="T150">e</text:span></text:span> <text:span text:style-name="T152">and click </text:span><text:span text:style-name="Strong_20_Emphasis"><text:span text:style-name="T152">Next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53">At</text:span> <text:span text:style-name="Strong_20_Emphasis"><text:span text:style-name="T153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54">Choose</text:span><text:span text:style-name="T155"> </text:span><text:span text:style-name="Strong_20_Emphasis"><text:span text:style-name="T155">English (US)</text:span></text:span><text:span text:style-name="T155"> </text:span><text:span text:style-name="T154">a</text:span><text:span text:style-name="T156">n</text:span><text:span text:style-name="T154">d</text:span><text:span text:style-name="T156"> </text:span><text:span text:style-name="Strong_20_Emphasis"><text:span text:style-name="T156">English (US, intl., with dead keys)</text:span></text:span><text:span text:style-name="T156">, </text:span>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58">At </text:span><text:span text:style-name="Strong_20_Emphasis"><text:span text:style-name="T159">Users</text:span></text:span><text:span text:style-name="T160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1">E</text:span><text:span text:style-name="T162">nter </text:span><text:span text:style-name="Strong_20_Emphasis"><text:span text:style-name="T159">What is your name</text:span></text:span><text:span text:style-name="T163"> </text:span><text:span text:style-name="T164">&lt;</text:span><text:span text:style-name="T165">user</text:span><text:span text:style-name="T164">&gt;</text:span><text:span text:style-name="T166">, </text:span><text:span text:style-name="Strong_20_Emphasis"><text:span text:style-name="T167"><text:line-break/></text:span></text:span><text:span text:style-name="Strong_20_Emphasis"><text:span text:style-name="T168">What name do you want to use to log in</text:span></text:span><text:span text:style-name="T169"> </text:span><text:span text:style-name="T164">&lt;</text:span><text:span text:style-name="T165">user</text:span><text:span text:style-name="T170">name</text:span><text:span text:style-name="T164">&gt;</text:span><text:span text:style-name="T169">,</text:span><text:span text:style-name="Strong_20_Emphasis"><text:span text:style-name="T171"><text:line-break/></text:span></text:span><text:span text:style-name="Strong_20_Emphasis"><text:span text:style-name="T172">What is the na</text:span></text:span><text:span text:style-name="Strong_20_Emphasis"><text:span text:style-name="T168">me of </text:span></text:span><text:span text:style-name="Strong_20_Emphasis"><text:span text:style-name="T173">this</text:span></text:span><text:span text:style-name="Strong_20_Emphasis"><text:span text:style-name="T168"> computer</text:span></text:span><text:span text:style-name="T174"> &lt;</text:span><text:span text:style-name="T175">computerna</text:span><text:span text:style-name="T176">me&gt;</text:span><text:span text:style-name="T169">,</text:span><text:span text:style-name="Strong_20_Emphasis"><text:span text:style-name="T171"><text:line-break/></text:span></text:span><text:span text:style-name="Strong_20_Emphasis"><text:span text:style-name="T177">enter a </text:span></text:span><text:span text:style-name="Strong_20_Emphasis"><text:span text:style-name="T178">password</text:span></text:span><text:span text:style-name="T179"> twice </text:span><text:span text:style-name="T180">and click </text:span><text:span text:style-name="Strong_20_Emphasis"><text:span text:style-name="T181">Next</text:span></text:span><text:span text:style-name="T180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2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83">Log in as </text:span><text:span text:style-name="T164">&lt;</text:span><text:span text:style-name="T165">user</text:span><text:span text:style-name="T164">&gt;</text:span><text:span text:style-name="T183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84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<text:note text:id="ftn6" text:note-class="footnote"><text:note-citation>1</text:note-citation><text:note-body><text:p text:style-name="P79"><text:span text:style-name="T185">Press the Super (Windows/command/magnifier) key or click </text:span><text:span text:style-name="T186">Menu</text:span><text:span text:style-name="T185">.</text:span></text:p></text:note-body></text:note></text:span><text:span text:style-name="T73"> and click on the </text:span><text:span text:style-name="Strong_20_Emphasis"><text:span text:style-name="T74">Terminal</text:span></text:span><text:span text:style-name="T73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87">Type the </text:span><text:span text:style-name="T188">following </text:span><text:span text:style-name="T187">t</text:span><text:span text:style-name="T189">hree</text:span><text:span text:style-name="T187"> commands, each followed by the</text:span><text:span text:style-name="T73"> </text:span><text:span text:style-name="T78">Enter</text:span><text:span text:style-name="T187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80">bash </text:span></text:span><text:span text:style-name="User_20_Entry"><text:span text:style-name="T190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3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87">1</text:span><text:span text:style-name="T73"> and click </text:span><text:span text:style-name="T84">the </text:span><text:span text:style-name="Strong_20_Emphasis"><text:span text:style-name="T88">KZ</text:span></text:span><text:span text:style-name="Strong_20_Emphasis"><text:span text:style-name="T89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91">Se</text:span><text:span text:style-name="T192">lect</text:span><text:span text:style-name="T191"> </text:span><text:span text:style-name="Strong_20_Emphasis"><text:span text:style-name="T193">3</text:span></text:span><text:span text:style-name="T194"> </text:span><text:span text:style-name="T195">Finish installatio</text:span><text:span text:style-name="T196">n</text:span><text:span text:style-name="T93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97">S</text:span></text:span><text:span text:style-name="Strong_20_Emphasis"><text:span text:style-name="T198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99">Log in as</text:span><text:span text:style-name="T183"> </text:span><text:span text:style-name="T164">&lt;</text:span><text:span text:style-name="T165">user</text:span><text:span text:style-name="T164">&gt;</text:span><text:span text:style-name="T200"><text:note text:id="ftn7" text:note-class="footnote"><text:note-citation>1</text:note-citation><text:note-body><text:p text:style-name="P91"><text:span text:style-name="T201">Login any additional </text:span><text:span text:style-name="T202">user</text:span><text:span text:style-name="T203">s </text:span><text:span text:style-name="T201">and follow the same steps.</text:span></text:p></text:note-body></text:note></text:span><text:span text:style-name="T183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84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04">Follow the welcome screens.</text:span><text:span text:style-name="T137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3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1"><text:note text:id="ftn8" text:note-class="footnote"><text:note-citation>2</text:note-citation><text:note-body><text:p text:style-name="P26">Press the Super (Windows/command/magnifier) key or click <text:span text:style-name="T72">Menu</text:span>.</text:p></text:note-body></text:note></text:span><text:span text:style-name="T73"> and click </text:span><text:span text:style-name="T84">the </text:span><text:span text:style-name="Strong_20_Emphasis"><text:span text:style-name="T88">KZ</text:span></text:span><text:span text:style-name="Strong_20_Emphasis"><text:span text:style-name="T89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05">Select</text:span><text:span text:style-name="T191"> </text:span><text:span text:style-name="Strong_20_Emphasis"><text:span text:style-name="T193">4</text:span></text:span><text:span text:style-name="T206"> </text:span><text:span text:style-name="T207">Set up user</text:span><text:span text:style-name="T93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08">End of checklist,</text:span><text:span text:style-name="T209"> </text:span><text:span text:style-name="T209"><text:user-field-get text:name="Distro">Debian</text:user-field-get></text:span><text:span text:style-name="T102"><text:s/></text:span><text:span text:style-name="T103">Desktop</text:span><text:span text:style-name="T104"> </text:span><text:span text:style-name="T208">installation is complete.</text:span></text:p>
      <text:p text:style-name="P103"/>
      <text:p text:style-name="P104"><text:span text:style-name="T210">Written</text:span><text:span text:style-name="T211"> </text:span><text:span text:style-name="T210">by</text:span><text:span text:style-name="T211"> </text:span><text:a xlink:type="simple" xlink:href="mailto:info@karelzimmer.nl?subject=Checklist%20installation%20Linux" text:style-name="Internet_20_link" text:visited-style-name="Visited_20_Internet_20_Link"><text:span text:style-name="T212">Karel Zimmer</text:span></text:a><text:span text:style-name="T213">.</text:span></text:p>
      <text:p text:style-name="P105"><text:span text:style-name="T214">License </text:span><text:span text:style-name="T215">C</text:span><text:span text:style-name="T216">C0</text:span><text:span text:style-name="T213"> 1.0</text:span><text:span text:style-name="T217"> </text:span><text:span text:style-name="T217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7"><text:s/></text:span><text:span text:style-name="T217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21T18:41:59.443224370">21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1T18:41:59.352054148</dc:date>
    <meta:keyword>Installatie</meta:keyword>
    <meta:keyword>Checklist</meta:keyword>
    <meta:keyword>Linux</meta:keyword>
    <meta:editing-cycles>7112</meta:editing-cycles>
    <meta:editing-duration>P12DT15H18M20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19" meta:character-count="3310" meta:non-whitespace-character-count="2825"/>
    <meta:user-defined meta:name="Info 1"/>
    <meta:user-defined meta:name="Info 2"/>
    <meta:user-defined meta:name="Info 3"/>
    <meta:user-defined meta:name="Info 4"/>
  </office:meta>
</office:document-meta>
</file>